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 table:number-rows-repeated="104849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9:Sheet1.C15 Sheet1.C22:Sheet1.C22 Sheet1.C27:Sheet1.C1048576 Sheet1.C1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8:Sheet1.C8 Sheet1.C10:Sheet1.C1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3:Sheet1.C2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9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1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13:41:11.9018256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09T17:37:55.826144831</dc:date>
    <meta:editing-duration>PT20H1M53S</meta:editing-duration>
    <meta:editing-cycles>115</meta:editing-cycles>
    <meta:generator>LibreOffice/7.3.1.3$Linux_X86_64 LibreOffice_project/30$Build-3</meta:generator>
    <meta:document-statistic meta:table-count="1" meta:cell-count="341" meta:object-count="0"/>
  </office:meta>
</office:document-meta>
</file>